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ntarell" svg:font-family="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E3436" style:font-name="Cantarell" style:font-name-asian="Cantarell" style:font-name-complex="Cantarell" fo:font-size="12pt" style:font-size-asian="12pt" style:font-size-complex="12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color="#2E3436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ethanol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METHANOL</text:p>
          </table:table-cell>
          <table:table-cell office:value-type="string" table:style-name="ce1">
            <text:p>G2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u</text:p>
          </table:table-cell>
          <table:table-cell office:value-type="string" table:style-name="ce1">
            <text:p>kj/m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U ( C )</text:p>
          </table:table-cell>
          <table:table-cell office:value-type="float" office:value="-37.784300999999999" table:style-name="ce1">
            <text:p>-37.784301</text:p>
          </table:table-cell>
          <table:table-cell office:value-type="float" office:value="-99202.682275500003" table:formula="of:=2625.5*[.C3]" table:style-name="ce1">
            <text:p>-99202.682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U ( H )</text:p>
          </table:table-cell>
          <table:table-cell office:value-type="float" office:value="-0.5" table:style-name="ce1">
            <text:p>-0.5</text:p>
          </table:table-cell>
          <table:table-cell office:value-type="float" office:value="-1312.75" table:formula="of:=2625.5*[.C4]" table:style-name="ce1">
            <text:p>-1312.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U ( O )</text:p>
          </table:table-cell>
          <table:table-cell office:value-type="float" office:value="-74.982029999999995" table:style-name="ce1">
            <text:p>-74.98203</text:p>
          </table:table-cell>
          <table:table-cell office:value-type="float" office:value="-196865.31976499999" table:formula="of:=2625.5*[.C5]" table:style-name="ce1">
            <text:p>-196865.31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U ( CH3OH )</text:p>
          </table:table-cell>
          <table:table-cell office:value-type="float" office:value="-115.534887" table:style-name="ce1">
            <text:p>-115.534887</text:p>
          </table:table-cell>
          <table:table-cell office:value-type="float" office:value="-303336.84581849998" table:formula="of:=2625.5*[.C6]" table:style-name="ce1">
            <text:p>-303336.84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dHa(CH3OH)</text:p>
          </table:table-cell>
          <table:table-cell table:style-name="ce1"/>
          <table:table-cell office:value-type="float" office:value="2017.8437779999804" table:formula="of:=[.D3]+4*[.D4]+[.D5]-[.D6]" table:style-name="ce1">
            <text:p>2017.8437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hf (C)</text:p>
          </table:table-cell>
          <table:table-cell table:style-name="ce1"/>
          <table:table-cell office:value-type="float" office:value="711.18499999999995" table:style-name="ce1">
            <text:p>711.1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Hf (H)</text:p>
          </table:table-cell>
          <table:table-cell table:style-name="ce1"/>
          <table:table-cell office:value-type="float" office:value="216.035" table:style-name="ce1">
            <text:p>216.0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Hf (O)</text:p>
          </table:table-cell>
          <table:table-cell table:style-name="ce1"/>
          <table:table-cell office:value-type="float" office:value="246.79" table:style-name="ce1">
            <text:p>246.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dHf (CH3OH)</text:p>
          </table:table-cell>
          <table:table-cell table:style-name="ce1"/>
          <table:table-cell office:value-type="float" office:value="-195.72877799998059" table:formula="of:=[.D8]+4*[.D9]+[.D10]-[.D7]" table:style-name="ce1">
            <text:p>-195.7287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dhf (C)</text:p>
          </table:table-cell>
          <table:table-cell table:style-name="ce1"/>
          <table:table-cell office:value-type="float" office:value="1.0509999999999999" table:style-name="ce1">
            <text:p>1.0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dhf (H)</text:p>
          </table:table-cell>
          <table:table-cell table:style-name="ce1"/>
          <table:table-cell office:value-type="float" office:value="8.4670000000000005" table:style-name="ce1">
            <text:p>8.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dhf (O)</text:p>
          </table:table-cell>
          <table:table-cell table:style-name="ce1"/>
          <table:table-cell office:value-type="float" office:value="8.6829999999999998" table:style-name="ce1">
            <text:p>8.6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H298(ch3oh)</text:p>
          </table:table-cell>
          <table:table-cell office:value-type="float" office:value="-115.530598" table:style-name="ce2">
            <text:p>-115.530598</text:p>
          </table:table-cell>
          <table:table-cell office:value-type="float" office:value="-303325.58504899999" table:formula="of:=[.C15]*2625.5" table:style-name="ce1">
            <text:p>-303325.5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ddhf (CH3OH)</text:p>
          </table:table-cell>
          <table:table-cell table:style-name="ce1"/>
          <table:table-cell office:value-type="float" office:value="11.260769499989692" table:formula="of:=[.D15]-[.D6]" table:style-name="ce1">
            <text:p>11.26076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dH298 (CH3OH)</text:p>
          </table:table-cell>
          <table:table-cell table:style-name="ce1"/>
          <table:table-cell office:value-type="float" office:value="-206.79450849999091" table:formula="of:=-[.D12]-2*[.D13]-0.5*[.D14]+[.D11]+[.D16]" table:style-name="ce1">
            <text:p>-206.7945085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c2c1im_c4n3" table:style-name="ta1">
        <table:table-column table:style-name="co1" table:number-columns-repeated="1024" table:default-cell-style-name="ce3"/>
        <table:table-column table:style-name="co2" table:number-columns-repeated="15360" table:default-cell-style-name="ce1"/>
        <table:table-row table:style-name="ro1">
          <table:table-cell office:value-type="string" table:style-name="ce3">
            <text:p>CBSQB3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au</text:p>
          </table:table-cell>
          <table:table-cell office:value-type="string" table:style-name="ce3">
            <text:p>kj/m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C )</text:p>
          </table:table-cell>
          <table:table-cell office:value-type="float" office:value="-37.785375999999999" table:style-name="ce3">
            <text:p>-37.785376</text:p>
          </table:table-cell>
          <table:table-cell office:value-type="float" office:value="-99205.504688000001" table:formula="of:=2625.5*[.B3]" table:style-name="ce3">
            <text:p>-99205.5046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H )</text:p>
          </table:table-cell>
          <table:table-cell office:value-type="float" office:value="-0.49981799999999998" table:style-name="ce3">
            <text:p>-0.499818</text:p>
          </table:table-cell>
          <table:table-cell office:value-type="float" office:value="-1312.2721589999999" table:formula="of:=2625.5*[.B4]" table:style-name="ce3">
            <text:p>-1312.27215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N )</text:p>
          </table:table-cell>
          <table:table-cell office:value-type="float" office:value="-54.520533999999998" table:style-name="ce3">
            <text:p>-54.520534</text:p>
          </table:table-cell>
          <table:table-cell office:value-type="float" office:value="-143143.662017" table:formula="of:=2625.5*[.B5]" table:style-name="ce3">
            <text:p>-143143.66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c10n5h11 )</text:p>
          </table:table-cell>
          <table:table-cell office:value-type="float" office:value="-660.26190099999997" table:style-name="ce3">
            <text:p>-660.261901</text:p>
          </table:table-cell>
          <table:table-cell office:value-type="float" office:value="-1733517.6210754998" table:formula="of:=2625.5*[.B6]" table:style-name="ce3">
            <text:p>-1733517.62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a(c10n5h11)</text:p>
          </table:table-cell>
          <table:table-cell table:style-name="ce3"/>
          <table:table-cell office:value-type="float" office:value="11309.270361499861" table:formula="of:=(10*[.C3])+(5*[.C5])+(11*[.C4])-[.C6]" table:style-name="ce3">
            <text:p>11309.270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 (C)</text:p>
          </table:table-cell>
          <table:table-cell table:style-name="ce3"/>
          <table:table-cell office:value-type="float" office:value="711.18499999999995" table:style-name="ce3">
            <text:p>711.1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 (H)</text:p>
          </table:table-cell>
          <table:table-cell table:style-name="ce3"/>
          <table:table-cell office:value-type="float" office:value="216.035" table:style-name="ce3">
            <text:p>216.0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(N)</text:p>
          </table:table-cell>
          <table:table-cell table:style-name="ce3"/>
          <table:table-cell office:value-type="float" office:value="470.82" table:style-name="ce3">
            <text:p>470.8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(c10n5h11)</text:p>
          </table:table-cell>
          <table:table-cell table:style-name="ce3"/>
          <table:table-cell office:value-type="float" office:value="533.06463850013824" table:formula="of:=-[.C7]+10*[.C8]+5*[.C10]+11*[.C9]" table:style-name="ce3">
            <text:p>533.06463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298</text:p>
          </table:table-cell>
          <table:table-cell office:value-type="float" office:value="-660.24468300000001" table:style-name="ce3">
            <text:p>-660.244683</text:p>
          </table:table-cell>
          <table:table-cell office:value-type="float" office:value="-1733472.4152164999" table:formula="of:=2625.5*[.B12]" table:style-name="ce3">
            <text:p>-1733472.41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dhf(c10n5h11)</text:p>
          </table:table-cell>
          <table:table-cell table:style-name="ce3"/>
          <table:table-cell office:value-type="float" office:value="45.205858999863267" table:formula="of:=[.C12]-[.C6]" table:style-name="ce3">
            <text:p>45.2058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C)</text:p>
          </table:table-cell>
          <table:table-cell table:style-name="ce1"/>
          <table:table-cell office:value-type="float" office:value="1.0509999999999999" table:style-name="ce1">
            <text:p>1.0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H)</text:p>
          </table:table-cell>
          <table:table-cell table:style-name="ce1"/>
          <table:table-cell office:value-type="float" office:value="8.4670000000000005" table:style-name="ce1">
            <text:p>8.4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N)</text:p>
          </table:table-cell>
          <table:table-cell table:style-name="ce1"/>
          <table:table-cell office:value-type="float" office:value="8.67" table:style-name="ce1">
            <text:p>8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h298(c10n5h11)</text:p>
          </table:table-cell>
          <table:table-cell table:style-name="ce1"/>
          <table:table-cell office:value-type="float" office:value="499.51699750000148" table:formula="of:=[.C13]-(10*[.C14])-(2.5*[.C16])-(5.5*[.C15])+[.C11]" table:style-name="ce3">
            <text:p>499.5169975</text:p>
          </table:table-cell>
          <table:table-cell table:number-columns-repeated="16381"/>
        </table:table-row>
        <table:table-row table:number-rows-repeated="1048559" table:style-name="ro3">
          <table:table-cell table:number-columns-repeated="16384"/>
        </table:table-row>
      </table:table>
      <table:table table:name="c2c1im_scn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3">
            <text:p>CBSQB3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style-name="ce3">
            <text:p>au</text:p>
          </table:table-cell>
          <table:table-cell office:value-type="string" table:style-name="ce3">
            <text:p>kj/m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C )</text:p>
          </table:table-cell>
          <table:table-cell office:value-type="float" office:value="-37.785375999999999" table:style-name="ce3">
            <text:p>-37.785376</text:p>
          </table:table-cell>
          <table:table-cell office:value-type="float" office:value="-99205.504688000001" table:formula="of:=2625.5*[.B3]" table:style-name="ce1">
            <text:p>-99205.5046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H )</text:p>
          </table:table-cell>
          <table:table-cell office:value-type="float" office:value="-0.49981799999999998" table:style-name="ce3">
            <text:p>-0.499818</text:p>
          </table:table-cell>
          <table:table-cell office:value-type="float" office:value="-1312.2721589999999" table:formula="of:=2625.5*[.B4]" table:style-name="ce1">
            <text:p>-1312.27215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N )</text:p>
          </table:table-cell>
          <table:table-cell office:value-type="float" office:value="-54.520533999999998" table:style-name="ce3">
            <text:p>-54.520534</text:p>
          </table:table-cell>
          <table:table-cell office:value-type="float" office:value="-143143.662017" table:formula="of:=2625.5*[.B5]" table:style-name="ce1">
            <text:p>-143143.66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S )</text:p>
          </table:table-cell>
          <table:table-cell office:value-type="float" office:value="-397.657353" table:style-name="ce3">
            <text:p>-397.657353</text:p>
          </table:table-cell>
          <table:table-cell office:value-type="float" office:value="-1044049.3803015" table:formula="of:=2625.5*[.B6]" table:style-name="ce1">
            <text:p>-1044049.3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c7n3h11s )</text:p>
          </table:table-cell>
          <table:table-cell office:value-type="float" office:value="-834.56540800000005" table:style-name="ce1">
            <text:p>-834.565408</text:p>
          </table:table-cell>
          <table:table-cell office:value-type="float" office:value="-2191151.4787040004" table:formula="of:=2625.5*[.B7]" table:style-name="ce1">
            <text:p>-2191151.4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a(c7n3h11s)</text:p>
          </table:table-cell>
          <table:table-cell table:style-name="ce1"/>
          <table:table-cell office:value-type="float" office:value="8797.58578650048" table:formula="of:=7*[.C3]+11*[.C4]+3*[.C5]+[.C6]-[.C7]" table:style-name="ce1">
            <text:p>8797.58578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 (C)</text:p>
          </table:table-cell>
          <table:table-cell table:style-name="ce1"/>
          <table:table-cell office:value-type="float" office:value="711.18499999999995" table:style-name="ce3">
            <text:p>711.1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 (H)</text:p>
          </table:table-cell>
          <table:table-cell table:style-name="ce1"/>
          <table:table-cell office:value-type="float" office:value="216.035" table:style-name="ce3">
            <text:p>216.0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(N)</text:p>
          </table:table-cell>
          <table:table-cell table:style-name="ce1"/>
          <table:table-cell office:value-type="float" office:value="470.82" table:style-name="ce3">
            <text:p>470.8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(S)</text:p>
          </table:table-cell>
          <table:table-cell table:style-name="ce1"/>
          <table:table-cell office:value-type="float" office:value="274.73500000000001" table:style-name="ce3">
            <text:p>274.7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(c7n3h11s)</text:p>
          </table:table-cell>
          <table:table-cell table:style-name="ce1"/>
          <table:table-cell office:value-type="float" office:value="244.28921349951997" table:formula="of:=7*[.C9]+11*[.C10]+3*[.C11]+[.C12]-[.C8]" table:style-name="ce1">
            <text:p>244.28921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298</text:p>
          </table:table-cell>
          <table:table-cell office:value-type="float" office:value="-834.55171600000006" table:style-name="ce4">
            <text:p>-834.551716</text:p>
          </table:table-cell>
          <table:table-cell office:value-type="float" office:value="-2191115.5303580002" table:formula="of:=2625.5*[.B14]" table:style-name="ce1">
            <text:p>-2191115.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dhf(c7n3h11s)</text:p>
          </table:table-cell>
          <table:table-cell table:style-name="ce1"/>
          <table:table-cell office:value-type="float" office:value="35.948346000164747" table:formula="of:=[.C14]-[.C7]" table:style-name="ce1">
            <text:p>35.9483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C)</text:p>
          </table:table-cell>
          <table:table-cell table:style-name="ce1"/>
          <table:table-cell office:value-type="float" office:value="1.0509999999999999" table:style-name="ce1">
            <text:p>1.0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H)</text:p>
          </table:table-cell>
          <table:table-cell table:style-name="ce1"/>
          <table:table-cell office:value-type="float" office:value="8.4670000000000005" table:style-name="ce1">
            <text:p>8.4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N)</text:p>
          </table:table-cell>
          <table:table-cell table:style-name="ce1"/>
          <table:table-cell office:value-type="float" office:value="8.67" table:style-name="ce1">
            <text:p>8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S)</text:p>
          </table:table-cell>
          <table:table-cell table:style-name="ce1"/>
          <table:table-cell office:value-type="float" office:value="4.4119999999999999" table:style-name="ce1">
            <text:p>4.4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h298(c7n3h11s)</text:p>
          </table:table-cell>
          <table:table-cell table:style-name="ce1"/>
          <table:table-cell office:value-type="float" office:value="208.89505949968475" table:formula="of:=[.C15]+[.C13]-7*[.C16]-5.5*[.C17]-1.5*[.C18]-[.C19]" table:style-name="ce1">
            <text:p>208.8950595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c2c1im_cso3" table:style-name="ta2">
        <table:table-column table:style-name="co2" table:number-columns-repeated="16384" table:default-cell-style-name="ce1"/>
        <table:table-row table:style-name="ro1">
          <table:table-cell office:value-type="string" table:style-name="ce3">
            <text:p>CBSQB3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style-name="ce3">
            <text:p>au</text:p>
          </table:table-cell>
          <table:table-cell office:value-type="string" table:style-name="ce3">
            <text:p>kj/m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C )</text:p>
          </table:table-cell>
          <table:table-cell office:value-type="float" office:value="-37.785375999999999" table:style-name="ce3">
            <text:p>-37.785376</text:p>
          </table:table-cell>
          <table:table-cell office:value-type="float" office:value="-99205.504688000001" table:formula="of:=2625.5*[.B3]" table:style-name="ce1">
            <text:p>-99205.5046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H )</text:p>
          </table:table-cell>
          <table:table-cell office:value-type="float" office:value="-0.49981799999999998" table:style-name="ce3">
            <text:p>-0.499818</text:p>
          </table:table-cell>
          <table:table-cell office:value-type="float" office:value="-1312.2721589999999" table:formula="of:=2625.5*[.B4]" table:style-name="ce1">
            <text:p>-1312.27215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N )</text:p>
          </table:table-cell>
          <table:table-cell office:value-type="float" office:value="-54.520533999999998" table:style-name="ce3">
            <text:p>-54.520534</text:p>
          </table:table-cell>
          <table:table-cell office:value-type="float" office:value="-143143.662017" table:formula="of:=2625.5*[.B5]" table:style-name="ce1">
            <text:p>-143143.66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S )</text:p>
          </table:table-cell>
          <table:table-cell office:value-type="float" office:value="-397.657353" table:style-name="ce3">
            <text:p>-397.657353</text:p>
          </table:table-cell>
          <table:table-cell office:value-type="float" office:value="-1044049.3803015" table:formula="of:=2625.5*[.B6]" table:style-name="ce1">
            <text:p>-1044049.3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O )</text:p>
          </table:table-cell>
          <table:table-cell office:value-type="float" office:value="-74.978678000000002" table:style-name="ce1">
            <text:p>-74.978678</text:p>
          </table:table-cell>
          <table:table-cell office:value-type="float" office:value="-196856.51908900001" table:formula="of:=2625.5*[.B7]" table:style-name="ce1">
            <text:p>-196856.519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 ( c7n2o3h14s )</text:p>
          </table:table-cell>
          <table:table-cell office:value-type="float" office:value="-1007.133519" table:style-name="ce1">
            <text:p>-1007.133519</text:p>
          </table:table-cell>
          <table:table-cell office:value-type="float" office:value="-2644229.0541344997" table:formula="of:=2625.5*[.B8]" table:style-name="ce1">
            <text:p>-2644229.0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a(c7n2o3h14s)</text:p>
          </table:table-cell>
          <table:table-cell table:style-name="ce1"/>
          <table:table-cell office:value-type="float" office:value="10512.449490000028" table:formula="of:=7*[.C3]+14*[.C4]+2*[.C5]+3*[.C7]+[.C6]-[.C8]" table:style-name="ce1">
            <text:p>10512.449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 (C)</text:p>
          </table:table-cell>
          <table:table-cell table:style-name="ce1"/>
          <table:table-cell office:value-type="float" office:value="711.18499999999995" table:style-name="ce3">
            <text:p>711.1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 (H)</text:p>
          </table:table-cell>
          <table:table-cell table:style-name="ce1"/>
          <table:table-cell office:value-type="float" office:value="216.035" table:style-name="ce3">
            <text:p>216.0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(N)</text:p>
          </table:table-cell>
          <table:table-cell table:style-name="ce1"/>
          <table:table-cell office:value-type="float" office:value="470.82" table:style-name="ce3">
            <text:p>470.8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(S)</text:p>
          </table:table-cell>
          <table:table-cell table:style-name="ce1"/>
          <table:table-cell office:value-type="float" office:value="274.73500000000001" table:style-name="ce3">
            <text:p>274.7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(O)</text:p>
          </table:table-cell>
          <table:table-cell table:style-name="ce1"/>
          <table:table-cell office:value-type="float" office:value="246.79" table:style-name="ce1">
            <text:p>246.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f(c7n2o3h14s)</text:p>
          </table:table-cell>
          <table:table-cell table:style-name="ce1"/>
          <table:table-cell office:value-type="float" office:value="-552.91949000002751" table:formula="of:=7*[.C10]+14*[.C11]+2*[.C12]+[.C13]+3*[.C14]-[.C9]" table:style-name="ce1">
            <text:p>-552.919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298</text:p>
          </table:table-cell>
          <table:table-cell office:value-type="float" office:value="-1007.117418" table:style-name="ce1">
            <text:p>-1007.117418</text:p>
          </table:table-cell>
          <table:table-cell office:value-type="float" office:value="-2644186.7809590003" table:formula="of:=2625.5*[.B16]" table:style-name="ce1">
            <text:p>-2644186.78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dhf(c7n2o3h14s)</text:p>
          </table:table-cell>
          <table:table-cell table:style-name="ce1"/>
          <table:table-cell office:value-type="float" office:value="42.273175499401987" table:formula="of:=[.C16]-[.C8]" table:style-name="ce1">
            <text:p>42.2731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C)</text:p>
          </table:table-cell>
          <table:table-cell table:style-name="ce1"/>
          <table:table-cell office:value-type="float" office:value="1.0509999999999999" table:style-name="ce1">
            <text:p>1.0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H)</text:p>
          </table:table-cell>
          <table:table-cell table:style-name="ce1"/>
          <table:table-cell office:value-type="float" office:value="8.4670000000000005" table:style-name="ce1">
            <text:p>8.4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N)</text:p>
          </table:table-cell>
          <table:table-cell table:style-name="ce1"/>
          <table:table-cell office:value-type="float" office:value="8.67" table:style-name="ce1">
            <text:p>8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S)</text:p>
          </table:table-cell>
          <table:table-cell table:style-name="ce1"/>
          <table:table-cell office:value-type="float" office:value="4.4119999999999999" table:style-name="ce1">
            <text:p>4.4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hf (O)</text:p>
          </table:table-cell>
          <table:table-cell table:style-name="ce1"/>
          <table:table-cell office:value-type="float" office:value="8.6829999999999998" table:style-name="ce1">
            <text:p>8.6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h298(c7n2o3h14s)</text:p>
          </table:table-cell>
          <table:table-cell table:style-name="ce1"/>
          <table:table-cell office:value-type="float" office:value="-603.37881450062548" table:formula="of:=[.C15]+[.C17]-7*[.C18]-7*[.C19]-[.C20]-[.C21]-1.5*[.C22]" table:style-name="ce1">
            <text:p>-603.3788145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ntarell" svg:font-family="Cantarel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hemistry</meta:initial-creator>
    <dc:creator>Windows User</dc:creator>
    <meta:creation-date>2020-02-27T14:06:30Z</meta:creation-date>
    <dc:date>2020-03-05T11:36:06Z</dc:date>
    <meta:editing-cycles>2</meta:editing-cycles>
    <meta:editing-duration>PT7471S</meta:editing-duration>
  </office:meta>
</office:document-meta>
</file>